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722301A974558C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519cm, 1.654cm, 6.394cm, 5.96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04cm" svg:height="21.199cm" svg:x="0.792cm" svg:y="2.292cm">
          <draw:image xlink:href="Pictures/10000000000005E8000007E0A722301A974558C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47:16.116810874</dc:date>
    <meta:editing-duration>PT3M4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